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size="15pt" fo:font-weight="bold" officeooo:rsid="00045520" officeooo:paragraph-rsid="00045520" style:font-size-asian="15pt" style:font-weight-asian="bold" style:font-size-complex="15pt" style:font-weight-complex="bold"/>
    </style:style>
    <style:style style:name="P2" style:family="paragraph" style:parent-style-name="Standard">
      <style:text-properties fo:font-size="12pt" fo:font-weight="normal" officeooo:rsid="00045520" officeooo:paragraph-rsid="00045520" style:font-size-asian="10.5pt" style:font-weight-asian="normal" style:font-size-complex="12pt" style:font-weight-complex="normal"/>
    </style:style>
    <style:style style:name="P3" style:family="paragraph" style:parent-style-name="Standard">
      <style:text-properties fo:font-size="15pt" fo:font-weight="bold" officeooo:rsid="00045520" officeooo:paragraph-rsid="00045520" style:font-size-asian="15pt" style:font-weight-asian="bold" style:font-size-complex="15pt" style:font-weight-complex="bold"/>
    </style:style>
    <style:style style:name="P4" style:family="paragraph" style:parent-style-name="Standard">
      <style:text-properties fo:font-size="13pt" officeooo:paragraph-rsid="00045520" style:font-size-asian="13pt" style:font-size-complex="13pt"/>
    </style:style>
    <style:style style:name="P5" style:family="paragraph" style:parent-style-name="Standard">
      <style:text-properties officeooo:paragraph-rsid="00045520"/>
    </style:style>
    <style:style style:name="P6" style:family="paragraph" style:parent-style-name="Standard">
      <style:text-properties fo:font-size="12pt" fo:font-weight="normal" officeooo:rsid="00045520" officeooo:paragraph-rsid="00045520" style:font-size-asian="10.5pt" style:font-weight-asian="normal" style:font-size-complex="12pt" style:font-weight-complex="normal"/>
    </style:style>
    <style:style style:name="T1" style:family="text">
      <style:text-properties fo:font-weight="normal" officeooo:rsid="00045520" style:font-weight-asian="normal" style:font-weight-complex="normal"/>
    </style:style>
    <style:style style:name="T2" style:family="text">
      <style:text-properties fo:font-weight="bold" officeooo:rsid="00045520" style:font-weight-asian="bold" style:font-weight-complex="bold"/>
    </style:style>
    <style:style style:name="T3" style:family="text">
      <style:text-properties fo:font-size="12pt" fo:font-weight="normal" officeooo:rsid="00045520" style:font-size-asian="10.5pt" style:font-weight-asian="normal" style:font-size-complex="12pt" style:font-weight-complex="normal"/>
    </style:style>
    <style:style style:name="T4" style:family="text">
      <style:text-properties fo:font-size="12pt" fo:font-weight="bold" officeooo:rsid="00045520" style:font-size-asian="10.5pt" style:font-weight-asian="bold" style:font-size-complex="12pt" style:font-weight-complex="bold"/>
    </style:style>
    <style:style style:name="T5" style:family="text">
      <style:text-properties fo:font-size="13pt" fo:font-weight="bold" officeooo:rsid="00045520" style:font-size-asian="13pt" style:font-weight-asian="bold" style:font-size-complex="13pt" style:font-weight-complex="bold"/>
    </style:style>
    <style:style style:name="T6" style:family="text">
      <style:text-properties fo:font-size="13pt" fo:font-weight="normal" officeooo:rsid="00045520" style:font-size-asian="13pt" style:font-weight-asian="normal" style:font-size-complex="13pt" style:font-weight-complex="normal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Volumes:</text:p>
      <text:p text:style-name="P5"><text:span text:style-name="T4">- awsElasticBlockStore </text:span><text:span text:style-name="T3">&lt;Object&gt;</text:span></text:p>
      <text:p text:style-name="P2"><text:s text:c="5"/>AWSElasticBlockStore represents an AWS Disk resource that is attached to a</text:p>
      <text:p text:style-name="P2"><text:s text:c="5"/>kubelet's host machine and then exposed to the pod. </text:p>
      <text:p text:style-name="P5"><text:span text:style-name="T4">- azureDisk </text:span><text:span text:style-name="T3"><text:s text:c="3"/>&lt;Object&gt;</text:span></text:p>
      <text:p text:style-name="P2"><text:s text:c="5"/>AzureDisk represents an Azure Data Disk mount on the host and bind mount to</text:p>
      <text:p text:style-name="P2"><text:s text:c="5"/>the pod.</text:p>
      <text:p text:style-name="P5"><text:span text:style-name="T4">- azureFile</text:span><text:span text:style-name="T3"> <text:s text:c="3"/>&lt;Object&gt;</text:span></text:p>
      <text:p text:style-name="P2"><text:s text:c="5"/>AzureFile represents an Azure File Service mount on the host and bind mount</text:p>
      <text:p text:style-name="P2"><text:s text:c="5"/>to the pod.</text:p>
      <text:p text:style-name="P5"><text:span text:style-name="T4">- cephfs <text:s/></text:span><text:span text:style-name="T3"><text:s text:c="5"/>&lt;Object&gt;</text:span></text:p>
      <text:p text:style-name="P2"><text:s text:c="5"/>CephFS represents a Ceph FS mount on the host that shares a pod's lifetime</text:p>
      <text:p text:style-name="P5"><text:span text:style-name="T4">- cinder</text:span><text:span text:style-name="T3"> <text:s text:c="6"/>&lt;Object&gt;</text:span></text:p>
      <text:p text:style-name="P2"><text:s text:c="5"/>Cinder represents a cinder volume attached and mounted on kubelets host</text:p>
      <text:p text:style-name="P2"><text:s text:c="5"/>machine. </text:p>
      <text:p text:style-name="P5"><text:span text:style-name="T5">- configMap </text:span><text:span text:style-name="T3"><text:s text:c="3"/>&lt;Object&gt;</text:span></text:p>
      <text:p text:style-name="P2"><text:s text:c="5"/>ConfigMap represents a configMap that should populate this volume</text:p>
      <text:p text:style-name="P5"><text:span text:style-name="T4">- csi </text:span><text:span text:style-name="T3"><text:s/>&lt;Object&gt;</text:span></text:p>
      <text:p text:style-name="P2"><text:s text:c="5"/>CSI (Container Storage Interface) represents ephemeral storage that is</text:p>
      <text:p text:style-name="P2"><text:s text:c="5"/>handled by certain external CSI drivers (Beta feature).</text:p>
      <text:p text:style-name="P5"><text:span text:style-name="T4">- downwardAPI</text:span><text:span text:style-name="T3"> <text:s/>&lt;Object&gt;</text:span></text:p>
      <text:p text:style-name="P2"><text:s text:c="5"/>DownwardAPI represents downward API about the pod that should populate this</text:p>
      <text:p text:style-name="P2"><text:s text:c="5"/>volume</text:p>
      <text:p text:style-name="P5"><text:span text:style-name="T5">- emptyDir </text:span><text:span text:style-name="T6"><text:s/></text:span><text:span text:style-name="T3"><text:s text:c="3"/>&lt;Object&gt;</text:span></text:p>
      <text:p text:style-name="P2"><text:s text:c="5"/>EmptyDir represents a temporary directory that shares a pod's lifetime.</text:p>
      <text:p text:style-name="P5"><text:span text:style-name="T4">- ephemeral <text:s/></text:span><text:span text:style-name="T3"><text:s text:c="2"/>&lt;Object&gt;</text:span></text:p>
      <text:p text:style-name="P2"><text:s text:c="5"/>Ephemeral represents a volume that is handled by a cluster storage driver</text:p>
      <text:p text:style-name="P2"><text:s text:c="5"/>(Alpha feature). </text:p>
      <text:p text:style-name="P5"><text:span text:style-name="T4">- fc </text:span><text:span text:style-name="T3"><text:s text:c="2"/>&lt;Object&gt;</text:span></text:p>
      <text:p text:style-name="P2"><text:s text:c="5"/>FC represents a Fibre Channel resource that is attached to a kubelet's host</text:p>
      <text:p text:style-name="P2"><text:s text:c="5"/>machine and then exposed to the pod.</text:p>
      <text:p text:style-name="P5"><text:span text:style-name="T4">- flexVolume</text:span><text:span text:style-name="T3"> <text:s text:c="2"/>&lt;Object&gt;</text:span></text:p>
      <text:p text:style-name="P2"><text:s text:c="5"/>FlexVolume represents a generic volume resource that is</text:p>
      <text:p text:style-name="P2"><text:s text:c="5"/>provisioned/attached using an exec based plugin.</text:p>
      <text:p text:style-name="P5"><text:span text:style-name="T4">- flocker</text:span><text:span text:style-name="T3"> <text:s text:c="5"/>&lt;Object&gt;</text:span></text:p>
      <text:p text:style-name="P2"><text:s text:c="5"/>Flocker represents a Flocker volume attached to a kubelet's host machine.</text:p>
      <text:p text:style-name="P2"><text:s text:c="5"/>This depends on the Flocker control service being running</text:p>
      <text:p text:style-name="P5"><text:span text:style-name="T4">- gcePersistentDisk</text:span><text:span text:style-name="T3"> <text:s text:c="3"/>&lt;Object&gt;</text:span></text:p>
      <text:p text:style-name="P2"><text:s text:c="5"/>GCEPersistentDisk represents a GCE Disk resource that is attached to a</text:p>
      <text:p text:style-name="P2"><text:s text:c="5"/>kubelet's host machine and then exposed to the pod. </text:p>
      <text:p text:style-name="P5"><text:span text:style-name="T4">- gitRepo</text:span><text:span text:style-name="T3"> <text:s text:c="5"/>&lt;Object&gt;</text:span></text:p>
      <text:p text:style-name="P2"><text:s text:c="5"/>GitRepo represents a git repository at a particular revision.</text:p>
      <text:p text:style-name="P5"><text:span text:style-name="T4">- glusterfs</text:span><text:span text:style-name="T3"> <text:s text:c="3"/>&lt;Object&gt;</text:span></text:p>
      <text:p text:style-name="P2"><text:s text:c="5"/>Glusterfs represents a Glusterfs mount on the host that shares a pod's</text:p>
      <text:p text:style-name="P2"><text:s text:c="5"/>lifetime. </text:p>
      <text:p text:style-name="P5"><text:span text:style-name="T5">- hostPath </text:span><text:span text:style-name="T3"><text:s text:c="4"/>&lt;Object&gt;</text:span></text:p>
      <text:p text:style-name="P2"><text:s text:c="5"/>HostPath represents a pre-existing file or directory on the host machine</text:p>
      <text:p text:style-name="P2"><text:s text:c="5"/>that is directly exposed to the container. <text:s/></text:p>
      <text:p text:style-name="P5"><text:span text:style-name="T4">- iscsi</text:span><text:span text:style-name="T3"> <text:s text:c="7"/>&lt;Object&gt;</text:span></text:p>
      <text:p text:style-name="P2"><text:s text:c="5"/>ISCSI represents an ISCSI Disk resource that is attached to a kubelet's</text:p>
      <text:p text:style-name="P2"><text:s text:c="5"/>host machine and then exposed to the pod.</text:p>
      <text:p text:style-name="P2"/>
      <text:p text:style-name="P4"><text:soft-page-break/><text:span text:style-name="T2">- name</text:span><text:span text:style-name="T1"> &lt;string&gt; -required-</text:span></text:p>
      <text:p text:style-name="P2"><text:s text:c="5"/>Volume's name. Must be a DNS_LABEL and unique within the pod. </text:p>
      <text:p text:style-name="P5"><text:span text:style-name="T4">- nfs</text:span><text:span text:style-name="T3"> <text:s/>&lt;Object&gt;</text:span></text:p>
      <text:p text:style-name="P2"><text:s text:c="5"/>NFS represents an NFS mount on the host that shares a pod's lifetime </text:p>
      <text:p text:style-name="P5"><text:span text:style-name="T4">- persistentVolumeClaim</text:span><text:span text:style-name="T3"> <text:s text:c="7"/>&lt;Object&gt;</text:span></text:p>
      <text:p text:style-name="P2"><text:s text:c="5"/>PersistentVolumeClaimVolumeSource represents a reference to a</text:p>
      <text:p text:style-name="P2"><text:s text:c="5"/>PersistentVolumeClaim in the same namespace. </text:p>
      <text:p text:style-name="P5"><text:span text:style-name="T4">- photonPersistentDisk</text:span><text:span text:style-name="T3"> &lt;Object&gt;</text:span></text:p>
      <text:p text:style-name="P2"><text:s text:c="5"/>PhotonPersistentDisk represents a PhotonController persistent disk attached</text:p>
      <text:p text:style-name="P2"><text:s text:c="5"/>and mounted on kubelets host machine</text:p>
      <text:p text:style-name="P5"><text:span text:style-name="T4">- portworxVolume</text:span><text:span text:style-name="T3"> <text:s text:c="6"/>&lt;Object&gt;</text:span></text:p>
      <text:p text:style-name="P2"><text:s text:c="5"/>PortworxVolume represents a portworx volume attached and mounted on</text:p>
      <text:p text:style-name="P2"><text:s text:c="5"/>kubelets host machine</text:p>
      <text:p text:style-name="P5"><text:span text:style-name="T4">- projected</text:span><text:span text:style-name="T3"> <text:s text:c="3"/>&lt;Object&gt;</text:span></text:p>
      <text:p text:style-name="P2"><text:s text:c="5"/>Items for all in one resources secrets, configmaps, and downward API</text:p>
      <text:p text:style-name="P5"><text:span text:style-name="T4">- quobyte</text:span><text:span text:style-name="T3"> <text:s text:c="5"/>&lt;Object&gt;</text:span></text:p>
      <text:p text:style-name="P2"><text:s text:c="5"/>Quobyte represents a Quobyte mount on the host that shares a pod's lifetime</text:p>
      <text:p text:style-name="P5"><text:span text:style-name="T4">- rbd</text:span><text:span text:style-name="T3"> <text:s/>&lt;Object&gt;</text:span></text:p>
      <text:p text:style-name="P2"><text:s text:c="5"/>RBD represents a Rados Block Device mount on the host that shares a pod's</text:p>
      <text:p text:style-name="P2"><text:s text:c="5"/>lifetime</text:p>
      <text:p text:style-name="P5"><text:span text:style-name="T4">- scaleIO</text:span><text:span text:style-name="T3"> <text:s text:c="5"/>&lt;Object&gt;</text:span></text:p>
      <text:p text:style-name="P2"><text:s text:c="5"/>ScaleIO represents a ScaleIO persistent volume attached and mounted on</text:p>
      <text:p text:style-name="P2"><text:s text:c="5"/>Kubernetes nodes.</text:p>
      <text:p text:style-name="P5"><text:span text:style-name="T4">- secret</text:span><text:span text:style-name="T3"> <text:s text:c="6"/>&lt;Object&gt;</text:span></text:p>
      <text:p text:style-name="P2"><text:s text:c="5"/>Secret represents a secret that should populate this volume. </text:p>
      <text:p text:style-name="P5"><text:span text:style-name="T4">- storageos</text:span><text:span text:style-name="T3"> <text:s text:c="3"/>&lt;Object&gt;</text:span></text:p>
      <text:p text:style-name="P2"><text:s text:c="5"/>StorageOS represents a StorageOS volume attached and mounted on Kubernetes</text:p>
      <text:p text:style-name="P2"><text:s text:c="5"/>nodes.</text:p>
      <text:p text:style-name="P5"><text:span text:style-name="T4">- vsphereVolume</text:span><text:span text:style-name="T3"> <text:s text:c="7"/>&lt;Object&gt;</text:span></text:p>
      <text:p text:style-name="P2"><text:s text:c="5"/>VsphereVolume represents a vSphere volume attached and mounted on kubelets</text:p>
      <text:p text:style-name="P2"><text:s text:c="5"/>host machine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04T03:13:49.463502939</meta:creation-date>
    <dc:date>2022-05-04T03:28:05.931689337</dc:date>
    <meta:editing-duration>PT12M47S</meta:editing-duration>
    <meta:editing-cycles>2</meta:editing-cycles>
    <meta:generator>LibreOffice/7.3.2.2$Linux_X86_64 LibreOffice_project/30$Build-2</meta:generator>
    <meta:document-statistic meta:table-count="0" meta:image-count="0" meta:object-count="0" meta:page-count="2" meta:paragraph-count="82" meta:word-count="509" meta:character-count="3670" meta:non-whitespace-character-count="2872"/>
  </office:meta>
</office:document-meta>
</file>